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COMPOUND</text:p>
          </table:table-cell>
          <table:table-cell office:value-type="string">
            <text:p>STATS</text:p>
          </table:table-cell>
          <table:table-cell office:value-type="string">
            <text:p>CENSORED</text:p>
          </table:table-cell>
          <table:table-cell office:value-type="string">
            <text:p>EVENTS</text:p>
          </table:table-cell>
          <table:table-cell office:value-type="string">
            <text:p>SUMMARY</text:p>
          </table:table-cell>
          <table:table-cell office:value-type="string">
            <text:p>RETEST </text:p>
          </table:table-cell>
        </table:table-row>
        <table:table-row table:style-name="ro1">
          <table:table-cell office:value-type="string">
            <text:p>0504</text:p>
          </table:table-cell>
          <table:table-cell office:value-type="string">
            <text:p>C5-1R</text:p>
          </table:table-cell>
          <table:table-cell/>
          <table:table-cell office:value-type="string">
            <text:p>C5-1R</text:p>
          </table:table-cell>
          <table:table-cell table:number-columns-repeated="2"/>
        </table:table-row>
        <table:table-row table:style-name="ro1">
          <table:table-cell office:value-type="string">
            <text:p>0504</text:p>
          </table:table-cell>
          <table:table-cell office:value-type="string">
            <text:p>C6-1R</text:p>
          </table:table-cell>
          <table:table-cell/>
          <table:table-cell office:value-type="string">
            <text:p>C6-1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0506</text:p>
          </table:table-cell>
          <table:table-cell office:value-type="string">
            <text:p>G4-1R1</text:p>
          </table:table-cell>
          <table:table-cell office:value-type="string">
            <text:p>G4R</text:p>
          </table:table-cell>
          <table:table-cell office:value-type="string">
            <text:p>G4R-1</text:p>
          </table:table-cell>
          <table:table-cell table:number-columns-repeated="2"/>
        </table:table-row>
        <table:table-row table:style-name="ro1">
          <table:table-cell office:value-type="string">
            <text:p>0506</text:p>
          </table:table-cell>
          <table:table-cell office:value-type="string">
            <text:p>G5-1R1</text:p>
          </table:table-cell>
          <table:table-cell office:value-type="string">
            <text:p>G5R</text:p>
          </table:table-cell>
          <table:table-cell office:value-type="string">
            <text:p>G5R-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0508</text:p>
          </table:table-cell>
          <table:table-cell office:value-type="string">
            <text:p>B2-1R</text:p>
          </table:table-cell>
          <table:table-cell/>
          <table:table-cell office:value-type="string">
            <text:p>B2R-1</text:p>
          </table:table-cell>
          <table:table-cell table:number-columns-repeated="2"/>
        </table:table-row>
        <table:table-row table:style-name="ro1">
          <table:table-cell office:value-type="string">
            <text:p>0508</text:p>
          </table:table-cell>
          <table:table-cell office:value-type="string">
            <text:p>B3-1R</text:p>
          </table:table-cell>
          <table:table-cell office:value-type="string">
            <text:p>B3R</text:p>
          </table:table-cell>
          <table:table-cell office:value-type="string">
            <text:p>B3R-1</text:p>
          </table:table-cell>
          <table:table-cell/>
          <table:table-cell office:value-type="string">
            <text:p>10mg/kg</text:p>
          </table:table-cell>
        </table:table-row>
        <table:table-row table:style-name="ro1">
          <table:table-cell office:value-type="string">
            <text:p>0508</text:p>
          </table:table-cell>
          <table:table-cell office:value-type="string">
            <text:p>A3-1R</text:p>
          </table:table-cell>
          <table:table-cell/>
          <table:table-cell office:value-type="string">
            <text:p>A3R-1</text:p>
          </table:table-cell>
          <table:table-cell/>
          <table:table-cell office:value-type="string">
            <text:p>10mg/kg</text:p>
          </table:table-cell>
        </table:table-row>
        <table:table-row table:style-name="ro1">
          <table:table-cell office:value-type="string">
            <text:p>0508</text:p>
          </table:table-cell>
          <table:table-cell office:value-type="string">
            <text:p>A6-1R1</text:p>
          </table:table-cell>
          <table:table-cell/>
          <table:table-cell office:value-type="string">
            <text:p>A6R1-1</text:p>
          </table:table-cell>
          <table:table-cell/>
          <table:table-cell office:value-type="string">
            <text:p>5mg/kg</text:p>
          </table:table-cell>
        </table:table-row>
        <table:table-row table:style-name="ro1">
          <table:table-cell office:value-type="string">
            <text:p>0508</text:p>
          </table:table-cell>
          <table:table-cell office:value-type="string">
            <text:p>A6-1R2</text:p>
          </table:table-cell>
          <table:table-cell/>
          <table:table-cell office:value-type="string">
            <text:p>A6R2-1</text:p>
          </table:table-cell>
          <table:table-cell/>
          <table:table-cell office:value-type="string">
            <text:p>4mg/kg,7.5mg/kg</text:p>
          </table:table-cell>
        </table:table-row>
        <table:table-row table:style-name="ro1">
          <table:table-cell office:value-type="string">
            <text:p>0508</text:p>
          </table:table-cell>
          <table:table-cell office:value-type="string">
            <text:p>B6-1R</text:p>
          </table:table-cell>
          <table:table-cell/>
          <table:table-cell office:value-type="string">
            <text:p>B6R-1</text:p>
          </table:table-cell>
          <table:table-cell/>
          <table:table-cell office:value-type="string">
            <text:p>4mg/kg,7.5mg/k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0602</text:p>
          </table:table-cell>
          <table:table-cell office:value-type="string">
            <text:p>E5-1R</text:p>
          </table:table-cell>
          <table:table-cell/>
          <table:table-cell office:value-type="string">
            <text:p>E5-1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0701</text:p>
          </table:table-cell>
          <table:table-cell office:value-type="string">
            <text:p>F3-1R</text:p>
          </table:table-cell>
          <table:table-cell/>
          <table:table-cell office:value-type="string">
            <text:p>F3-1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0702</text:p>
          </table:table-cell>
          <table:table-cell office:value-type="string">
            <text:p>E1-1R</text:p>
          </table:table-cell>
          <table:table-cell office:value-type="string">
            <text:p>E1R</text:p>
          </table:table-cell>
          <table:table-cell office:value-type="string">
            <text:p>E1R-1</text:p>
          </table:table-cell>
          <table:table-cell table:number-columns-repeated="2"/>
        </table:table-row>
        <table:table-row table:style-name="ro1">
          <table:table-cell office:value-type="string">
            <text:p>0702</text:p>
          </table:table-cell>
          <table:table-cell office:value-type="string">
            <text:p>E6-1R</text:p>
          </table:table-cell>
          <table:table-cell office:value-type="string">
            <text:p>E6R</text:p>
          </table:table-cell>
          <table:table-cell office:value-type="string">
            <text:p>E6R-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31">03/31/2008</text:date>, <text:time>08:5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ark Kunkel</meta:initial-creator>
    <meta:creation-date>2008-03-30T11:16:53</meta:creation-date>
    <dc:creator>Mark Kunkel</dc:creator>
    <dc:date>2008-03-31T08:55:56</dc:date>
    <meta:editing-cycles>4</meta:editing-cycles>
    <meta:editing-duration>PT22M19S</meta:editing-duration>
    <meta:user-defined meta:name="Info 1"/>
    <meta:user-defined meta:name="Info 2"/>
    <meta:user-defined meta:name="Info 3"/>
    <meta:user-defined meta:name="Info 4"/>
    <meta:document-statistic meta:table-count="3" meta:cell-count="58"/>
  </office:meta>
</office:document-meta>
</file>